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1" office:value-type="date" office:date-value="2015-12-03" calcext:value-type="date">
            <text:p>03/12/15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GL</text:p>
          </table:table-cell>
          <table:table-cell table:number-columns-repeated="3"/>
          <table:table-cell office:value-type="string" calcext:value-type="string">
            <text:p>GS</text:p>
          </table:table-cell>
          <table:table-cell table:number-columns-repeated="3"/>
          <table:table-cell office:value-type="string" calcext:value-type="string">
            <text:p>CAVS</text:p>
          </table:table-cell>
          <table:table-cell table:number-columns-repeated="3"/>
          <table:table-cell office:value-type="string" calcext:value-type="string">
            <text:p>CA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b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b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b</text:p>
          </table:table-cell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b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06" calcext:value-type="float">
            <text:p>10,06</text:p>
          </table:table-cell>
          <table:table-cell table:formula="of:=[.B6]+0.75" office:value-type="float" office:value="10.81" calcext:value-type="float">
            <text:p>10,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.32" calcext:value-type="float">
            <text:p>10,32</text:p>
          </table:table-cell>
          <table:table-cell table:formula="of:=[.F6]+0.75" office:value-type="float" office:value="11.07" calcext:value-type="float">
            <text:p>11,0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.8" calcext:value-type="float">
            <text:p>9,8</text:p>
          </table:table-cell>
          <table:table-cell table:formula="of:=[.J6]+0.75" office:value-type="float" office:value="10.55" calcext:value-type="float">
            <text:p>10,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.917" calcext:value-type="float">
            <text:p>9,917</text:p>
          </table:table-cell>
          <table:table-cell table:formula="of:=[.N6]+0.75" office:value-type="float" office:value="10.667" calcext:value-type="float">
            <text:p>10,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7]+0.75" office:value-type="float" office:value="9.75" calcext:value-type="float">
            <text:p>9,7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.29" calcext:value-type="float">
            <text:p>9,29</text:p>
          </table:table-cell>
          <table:table-cell table:formula="of:=[.F7]+0.75" office:value-type="float" office:value="10.04" calcext:value-type="float">
            <text:p>10,0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.76" calcext:value-type="float">
            <text:p>8,76</text:p>
          </table:table-cell>
          <table:table-cell table:formula="of:=[.J7]+0.75" office:value-type="float" office:value="9.51" calcext:value-type="float">
            <text:p>9,5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.81" calcext:value-type="float">
            <text:p>8,81</text:p>
          </table:table-cell>
          <table:table-cell table:formula="of:=[.N7]+0.75" office:value-type="float" office:value="9.56" calcext:value-type="float">
            <text:p>9,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28" calcext:value-type="float">
            <text:p>8,28</text:p>
          </table:table-cell>
          <table:table-cell table:formula="of:=[.B8]+0.75" office:value-type="float" office:value="9.03" calcext:value-type="float">
            <text:p>9,0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.58" calcext:value-type="float">
            <text:p>8,58</text:p>
          </table:table-cell>
          <table:table-cell table:formula="of:=[.F8]+0.75" office:value-type="float" office:value="9.33" calcext:value-type="float">
            <text:p>9,3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.03" calcext:value-type="float">
            <text:p>8,03</text:p>
          </table:table-cell>
          <table:table-cell table:formula="of:=[.J8]+0.75" office:value-type="float" office:value="8.78" calcext:value-type="float">
            <text:p>8,7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.03" calcext:value-type="float">
            <text:p>8,03</text:p>
          </table:table-cell>
          <table:table-cell table:formula="of:=[.N8]+0.75" office:value-type="float" office:value="8.78" calcext:value-type="float">
            <text:p>8,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7" calcext:value-type="float">
            <text:p>7,7</text:p>
          </table:table-cell>
          <table:table-cell table:formula="of:=[.B9]+0.75" office:value-type="float" office:value="8.45" calcext:value-type="float">
            <text:p>8,4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.037" calcext:value-type="float">
            <text:p>8,037</text:p>
          </table:table-cell>
          <table:table-cell table:formula="of:=[.F9]+0.75" office:value-type="float" office:value="8.787" calcext:value-type="float">
            <text:p>8,78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.49" calcext:value-type="float">
            <text:p>7,49</text:p>
          </table:table-cell>
          <table:table-cell table:formula="of:=[.J9]+0.75" office:value-type="float" office:value="8.24" calcext:value-type="float">
            <text:p>8,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.44" calcext:value-type="float">
            <text:p>7,44</text:p>
          </table:table-cell>
          <table:table-cell table:formula="of:=[.N9]+0.75" office:value-type="float" office:value="8.19" calcext:value-type="float">
            <text:p>8,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.09" calcext:value-type="float">
            <text:p>7,09</text:p>
          </table:table-cell>
          <table:table-cell table:formula="of:=[.B10]+0.75" office:value-type="float" office:value="7.84" calcext:value-type="float">
            <text:p>7,8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.64" calcext:value-type="float">
            <text:p>7,64</text:p>
          </table:table-cell>
          <table:table-cell table:formula="of:=[.F10]+0.75" office:value-type="float" office:value="8.39" calcext:value-type="float">
            <text:p>8,3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7.09" calcext:value-type="float">
            <text:p>7,09</text:p>
          </table:table-cell>
          <table:table-cell table:formula="of:=[.J10]+0.75" office:value-type="float" office:value="7.84" calcext:value-type="float">
            <text:p>7,8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.77" calcext:value-type="float">
            <text:p>6,77</text:p>
          </table:table-cell>
          <table:table-cell table:formula="of:=[.N10]+0.75" office:value-type="float" office:value="7.52" calcext:value-type="float">
            <text:p>7,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63" calcext:value-type="float">
            <text:p>6,63</text:p>
          </table:table-cell>
          <table:table-cell table:formula="of:=[.B11]+0.75" office:value-type="float" office:value="7.38" calcext:value-type="float">
            <text:p>7,3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.97" calcext:value-type="float">
            <text:p>6,97</text:p>
          </table:table-cell>
          <table:table-cell table:formula="of:=[.F11]+0.75" office:value-type="float" office:value="7.72" calcext:value-type="float">
            <text:p>7,7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.77" calcext:value-type="float">
            <text:p>6,77</text:p>
          </table:table-cell>
          <table:table-cell table:formula="of:=[.J11]+0.75" office:value-type="float" office:value="7.52" calcext:value-type="float">
            <text:p>7,5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6.3" calcext:value-type="float">
            <text:p>6,3</text:p>
          </table:table-cell>
          <table:table-cell table:formula="of:=[.N11]+0.75" office:value-type="float" office:value="7.05" calcext:value-type="float">
            <text:p>7,0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21" calcext:value-type="float">
            <text:p>6,21</text:p>
          </table:table-cell>
          <table:table-cell table:formula="of:=[.B12]+0.75" office:value-type="float" office:value="6.96" calcext:value-type="float">
            <text:p>6,9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.6" calcext:value-type="float">
            <text:p>6,6</text:p>
          </table:table-cell>
          <table:table-cell table:formula="of:=[.F12]+0.75" office:value-type="float" office:value="7.35" calcext:value-type="float">
            <text:p>7,3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.18" calcext:value-type="float">
            <text:p>6,18</text:p>
          </table:table-cell>
          <table:table-cell table:formula="of:=[.J12]+0.75" office:value-type="float" office:value="6.93" calcext:value-type="float">
            <text:p>6,93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5.912" calcext:value-type="float">
            <text:p>5,912</text:p>
          </table:table-cell>
          <table:table-cell table:formula="of:=[.N12]+0.75" office:value-type="float" office:value="6.662" calcext:value-type="float">
            <text:p>6,6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83" calcext:value-type="float">
            <text:p>5,83</text:p>
          </table:table-cell>
          <table:table-cell table:formula="of:=[.B13]+0.75" office:value-type="float" office:value="6.58" calcext:value-type="float">
            <text:p>6,5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.24" calcext:value-type="float">
            <text:p>6,24</text:p>
          </table:table-cell>
          <table:table-cell table:formula="of:=[.F13]+0.75" office:value-type="float" office:value="6.99" calcext:value-type="float">
            <text:p>6,9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5.84" calcext:value-type="float">
            <text:p>5,84</text:p>
          </table:table-cell>
          <table:table-cell table:formula="of:=[.J13]+0.75" office:value-type="float" office:value="6.59" calcext:value-type="float">
            <text:p>6,5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5.56" calcext:value-type="float">
            <text:p>5,56</text:p>
          </table:table-cell>
          <table:table-cell table:formula="of:=[.N13]+0.75" office:value-type="float" office:value="6.31" calcext:value-type="float">
            <text:p>6,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5" calcext:value-type="float">
            <text:p>5,5</text:p>
          </table:table-cell>
          <table:table-cell table:formula="of:=[.B14]+0.75" office:value-type="float" office:value="6.25" calcext:value-type="float">
            <text:p>6,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.91" calcext:value-type="float">
            <text:p>5,91</text:p>
          </table:table-cell>
          <table:table-cell table:formula="of:=[.F14]+0.75" office:value-type="float" office:value="6.66" calcext:value-type="float">
            <text:p>6,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.53" calcext:value-type="float">
            <text:p>5,53</text:p>
          </table:table-cell>
          <table:table-cell table:formula="of:=[.J14]+0.75" office:value-type="float" office:value="6.28" calcext:value-type="float">
            <text:p>6,2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.25" calcext:value-type="float">
            <text:p>5,25</text:p>
          </table:table-cell>
          <table:table-cell table:formula="of:=[.N14]+0.75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.76" calcext:value-type="float">
            <text:p>4,76</text:p>
          </table:table-cell>
          <table:table-cell table:formula="of:=[.B15]+0.75" office:value-type="float" office:value="5.51" calcext:value-type="float">
            <text:p>5,5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.18" calcext:value-type="float">
            <text:p>5,18</text:p>
          </table:table-cell>
          <table:table-cell table:formula="of:=[.F15]+0.75" office:value-type="float" office:value="5.93" calcext:value-type="float">
            <text:p>5,9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4.825" calcext:value-type="float">
            <text:p>4,825</text:p>
          </table:table-cell>
          <table:table-cell table:formula="of:=[.J15]+0.75" office:value-type="float" office:value="5.575" calcext:value-type="float">
            <text:p>5,5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4.62" calcext:value-type="float">
            <text:p>4,62</text:p>
          </table:table-cell>
          <table:table-cell table:formula="of:=[.N15]+0.75" office:value-type="float" office:value="5.37" calcext:value-type="float">
            <text:p>5,3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16" calcext:value-type="float">
            <text:p>4,16</text:p>
          </table:table-cell>
          <table:table-cell table:formula="of:=[.B16]+0.75" office:value-type="float" office:value="4.91" calcext:value-type="float">
            <text:p>4,9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.54" calcext:value-type="float">
            <text:p>4,54</text:p>
          </table:table-cell>
          <table:table-cell table:formula="of:=[.F16]+0.75" office:value-type="float" office:value="5.29" calcext:value-type="float">
            <text:p>5,2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.21" calcext:value-type="float">
            <text:p>4,21</text:p>
          </table:table-cell>
          <table:table-cell table:formula="of:=[.J16]+0.75" office:value-type="float" office:value="4.96" calcext:value-type="float">
            <text:p>4,9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4.12" calcext:value-type="float">
            <text:p>4,12</text:p>
          </table:table-cell>
          <table:table-cell table:formula="of:=[.N16]+0.75" office:value-type="float" office:value="4.87" calcext:value-type="float">
            <text:p>4,8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66" calcext:value-type="float">
            <text:p>3,66</text:p>
          </table:table-cell>
          <table:table-cell table:formula="of:=[.B17]+0.75" office:value-type="float" office:value="4.41" calcext:value-type="float">
            <text:p>4,4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.99" calcext:value-type="float">
            <text:p>3,99</text:p>
          </table:table-cell>
          <table:table-cell table:formula="of:=[.F17]+0.75" office:value-type="float" office:value="4.74" calcext:value-type="float">
            <text:p>4,7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.68" calcext:value-type="float">
            <text:p>3,68</text:p>
          </table:table-cell>
          <table:table-cell table:formula="of:=[.J17]+0.75" office:value-type="float" office:value="4.43" calcext:value-type="float">
            <text:p>4,43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.73" calcext:value-type="float">
            <text:p>3,73</text:p>
          </table:table-cell>
          <table:table-cell table:formula="of:=[.N17]+0.75" office:value-type="float" office:value="4.48" calcext:value-type="float">
            <text:p>4,4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65" calcext:value-type="float">
            <text:p>3,265</text:p>
          </table:table-cell>
          <table:table-cell table:formula="of:=[.B18]+0.75" office:value-type="float" office:value="4.015" calcext:value-type="float">
            <text:p>4,01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51" calcext:value-type="float">
            <text:p>3,51</text:p>
          </table:table-cell>
          <table:table-cell table:formula="of:=[.F18]+0.75" office:value-type="float" office:value="4.26" calcext:value-type="float">
            <text:p>4,2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23" calcext:value-type="float">
            <text:p>3,23</text:p>
          </table:table-cell>
          <table:table-cell table:formula="of:=[.J18]+0.75" office:value-type="float" office:value="3.98" calcext:value-type="float">
            <text:p>3,9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.4" calcext:value-type="float">
            <text:p>3,4</text:p>
          </table:table-cell>
          <table:table-cell table:formula="of:=[.N18]+0.75" office:value-type="float" office:value="4.15" calcext:value-type="float">
            <text:p>4,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95" calcext:value-type="float">
            <text:p>2,95</text:p>
          </table:table-cell>
          <table:table-cell table:formula="of:=[.B19]+0.75" office:value-type="float" office:value="3.7" calcext:value-type="float">
            <text:p>3,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11" calcext:value-type="float">
            <text:p>3,11</text:p>
          </table:table-cell>
          <table:table-cell table:formula="of:=[.F19]+0.75" office:value-type="float" office:value="3.86" calcext:value-type="float">
            <text:p>3,86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2.87" calcext:value-type="float">
            <text:p>2,87</text:p>
          </table:table-cell>
          <table:table-cell table:formula="of:=[.J19]+0.75" office:value-type="float" office:value="3.62" calcext:value-type="float">
            <text:p>3,62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.15" calcext:value-type="float">
            <text:p>3,15</text:p>
          </table:table-cell>
          <table:table-cell table:formula="of:=[.N19]+0.75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.7" calcext:value-type="float">
            <text:p>2,7</text:p>
          </table:table-cell>
          <table:table-cell table:formula="of:=[.B20]+0.75" office:value-type="float" office:value="3.45" calcext:value-type="float">
            <text:p>3,4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.78" calcext:value-type="float">
            <text:p>2,78</text:p>
          </table:table-cell>
          <table:table-cell table:formula="of:=[.F20]+0.75" office:value-type="float" office:value="3.53" calcext:value-type="float">
            <text:p>3,5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.58" calcext:value-type="float">
            <text:p>2,58</text:p>
          </table:table-cell>
          <table:table-cell table:formula="of:=[.J20]+0.75" office:value-type="float" office:value="3.33" calcext:value-type="float">
            <text:p>3,3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.94" calcext:value-type="float">
            <text:p>2,94</text:p>
          </table:table-cell>
          <table:table-cell table:formula="of:=[.N20]+0.75" office:value-type="float" office:value="3.69" calcext:value-type="float">
            <text:p>3,6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51" calcext:value-type="float">
            <text:p>2,51</text:p>
          </table:table-cell>
          <table:table-cell table:formula="of:=[.B21]+0.75" office:value-type="float" office:value="3.26" calcext:value-type="float">
            <text:p>3,2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.49" calcext:value-type="float">
            <text:p>2,49</text:p>
          </table:table-cell>
          <table:table-cell table:formula="of:=[.F21]+0.75" office:value-type="float" office:value="3.24" calcext:value-type="float">
            <text:p>3,24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.36" calcext:value-type="float">
            <text:p>2,36</text:p>
          </table:table-cell>
          <table:table-cell table:formula="of:=[.J21]+0.75" office:value-type="float" office:value="3.11" calcext:value-type="float">
            <text:p>3,1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2.78" calcext:value-type="float">
            <text:p>2,78</text:p>
          </table:table-cell>
          <table:table-cell table:formula="of:=[.N21]+0.75" office:value-type="float" office:value="3.53" calcext:value-type="float">
            <text:p>3,5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2" calcext:value-type="float">
            <text:p>2,2</text:p>
          </table:table-cell>
          <table:table-cell table:formula="of:=[.B22]+0.75" office:value-type="float" office:value="2.95" calcext:value-type="float">
            <text:p>2,9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.29" calcext:value-type="float">
            <text:p>2,29</text:p>
          </table:table-cell>
          <table:table-cell table:formula="of:=[.F22]+0.75" office:value-type="float" office:value="3.04" calcext:value-type="float">
            <text:p>3,0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.19" calcext:value-type="float">
            <text:p>2,19</text:p>
          </table:table-cell>
          <table:table-cell table:formula="of:=[.J22]+0.75" office:value-type="float" office:value="2.94" calcext:value-type="float">
            <text:p>2,9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.68" calcext:value-type="float">
            <text:p>2,68</text:p>
          </table:table-cell>
          <table:table-cell table:formula="of:=[.N22]+0.75" office:value-type="float" office:value="3.43" calcext:value-type="float">
            <text:p>3,4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32" calcext:value-type="float">
            <text:p>2,32</text:p>
          </table:table-cell>
          <table:table-cell table:formula="of:=[.B23]+0.75" office:value-type="float" office:value="3.07" calcext:value-type="float">
            <text:p>3,07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.13" calcext:value-type="float">
            <text:p>2,13</text:p>
          </table:table-cell>
          <table:table-cell table:formula="of:=[.F23]+0.75" office:value-type="float" office:value="2.88" calcext:value-type="float">
            <text:p>2,88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.08" calcext:value-type="float">
            <text:p>2,08</text:p>
          </table:table-cell>
          <table:table-cell table:formula="of:=[.J23]+0.75" office:value-type="float" office:value="2.83" calcext:value-type="float">
            <text:p>2,8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.62" calcext:value-type="float">
            <text:p>2,62</text:p>
          </table:table-cell>
          <table:table-cell table:formula="of:=[.N23]+0.75" office:value-type="float" office:value="3.37" calcext:value-type="float">
            <text:p>3,3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29" calcext:value-type="float">
            <text:p>2,29</text:p>
          </table:table-cell>
          <table:table-cell table:formula="of:=[.B24]+0.75" office:value-type="float" office:value="3.04" calcext:value-type="float">
            <text:p>3,0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.01" calcext:value-type="float">
            <text:p>2,01</text:p>
          </table:table-cell>
          <table:table-cell table:formula="of:=[.F24]+0.75" office:value-type="float" office:value="2.76" calcext:value-type="float">
            <text:p>2,7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formula="of:=[.J24]+0.75" office:value-type="float" office:value="2.75" calcext:value-type="float">
            <text:p>2,75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.74" calcext:value-type="float">
            <text:p>2,74</text:p>
          </table:table-cell>
          <table:table-cell table:formula="of:=[.N24]+0.75" office:value-type="float" office:value="3.49" calcext:value-type="float">
            <text:p>3,4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37" calcext:value-type="float">
            <text:p>2,37</text:p>
          </table:table-cell>
          <table:table-cell table:formula="of:=[.B25]+0.75" office:value-type="float" office:value="3.12" calcext:value-type="float">
            <text:p>3,1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.94" calcext:value-type="float">
            <text:p>1,94</text:p>
          </table:table-cell>
          <table:table-cell table:formula="of:=[.F25]+0.75" office:value-type="float" office:value="2.69" calcext:value-type="float">
            <text:p>2,69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1.97" calcext:value-type="float">
            <text:p>1,97</text:p>
          </table:table-cell>
          <table:table-cell table:formula="of:=[.J25]+0.75" office:value-type="float" office:value="2.72" calcext:value-type="float">
            <text:p>2,72</text:p>
          </table:table-cell>
          <table:table-cell/>
          <table:table-cell office:value-type="float" office:value="750" calcext:value-type="float">
            <text:p>750</text:p>
          </table:table-cell>
          <table:table-cell office:value-type="float" office:value="2.59" calcext:value-type="float">
            <text:p>2,59</text:p>
          </table:table-cell>
          <table:table-cell table:formula="of:=[.N25]+0.75" office:value-type="float" office:value="3.34" calcext:value-type="float">
            <text:p>3,3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6" calcext:value-type="float">
            <text:p>2,6</text:p>
          </table:table-cell>
          <table:table-cell table:formula="of:=[.B26]+0.75" office:value-type="float" office:value="3.35" calcext:value-type="float">
            <text:p>3,3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.9" calcext:value-type="float">
            <text:p>1,9</text:p>
          </table:table-cell>
          <table:table-cell table:formula="of:=[.F26]+0.75" office:value-type="float" office:value="2.65" calcext:value-type="float">
            <text:p>2,6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.96" calcext:value-type="float">
            <text:p>1,96</text:p>
          </table:table-cell>
          <table:table-cell table:formula="of:=[.J26]+0.75" office:value-type="float" office:value="2.71" calcext:value-type="float">
            <text:p>2,71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.47" calcext:value-type="float">
            <text:p>2,47</text:p>
          </table:table-cell>
          <table:table-cell table:formula="of:=[.N26]+0.75" office:value-type="float" office:value="3.22" calcext:value-type="float">
            <text:p>3,2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41" calcext:value-type="float">
            <text:p>2,41</text:p>
          </table:table-cell>
          <table:table-cell table:formula="of:=[.B27]+0.75" office:value-type="float" office:value="3.16" calcext:value-type="float">
            <text:p>3,16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.88" calcext:value-type="float">
            <text:p>1,88</text:p>
          </table:table-cell>
          <table:table-cell table:formula="of:=[.F27]+0.75" office:value-type="float" office:value="2.63" calcext:value-type="float">
            <text:p>2,6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.96" calcext:value-type="float">
            <text:p>1,96</text:p>
          </table:table-cell>
          <table:table-cell table:formula="of:=[.J27]+0.75" office:value-type="float" office:value="2.71" calcext:value-type="float">
            <text:p>2,71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2.37" calcext:value-type="float">
            <text:p>2,37</text:p>
          </table:table-cell>
          <table:table-cell table:formula="of:=[.N27]+0.75" office:value-type="float" office:value="3.12" calcext:value-type="float">
            <text:p>3,1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26" calcext:value-type="float">
            <text:p>2,26</text:p>
          </table:table-cell>
          <table:table-cell table:formula="of:=[.B28]+0.75" office:value-type="float" office:value="3.01" calcext:value-type="float">
            <text:p>3,0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.86" calcext:value-type="float">
            <text:p>1,86</text:p>
          </table:table-cell>
          <table:table-cell table:formula="of:=[.F28]+0.75" office:value-type="float" office:value="2.61" calcext:value-type="float">
            <text:p>2,6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.96" calcext:value-type="float">
            <text:p>1,96</text:p>
          </table:table-cell>
          <table:table-cell table:formula="of:=[.J28]+0.75" office:value-type="float" office:value="2.71" calcext:value-type="float">
            <text:p>2,71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2.29" calcext:value-type="float">
            <text:p>2,29</text:p>
          </table:table-cell>
          <table:table-cell table:formula="of:=[.N28]+0.75" office:value-type="float" office:value="3.04" calcext:value-type="float">
            <text:p>3,0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.14" calcext:value-type="float">
            <text:p>2,14</text:p>
          </table:table-cell>
          <table:table-cell table:formula="of:=[.B29]+0.75" office:value-type="float" office:value="2.89" calcext:value-type="float">
            <text:p>2,89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.83" calcext:value-type="float">
            <text:p>1,83</text:p>
          </table:table-cell>
          <table:table-cell table:formula="of:=[.F29]+0.75" office:value-type="float" office:value="2.58" calcext:value-type="float">
            <text:p>2,58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1.97" calcext:value-type="float">
            <text:p>1,97</text:p>
          </table:table-cell>
          <table:table-cell table:formula="of:=[.J29]+0.75" office:value-type="float" office:value="2.72" calcext:value-type="float">
            <text:p>2,72</text:p>
          </table:table-cell>
          <table:table-cell/>
          <table:table-cell office:value-type="float" office:value="950" calcext:value-type="float">
            <text:p>950</text:p>
          </table:table-cell>
          <table:table-cell office:value-type="float" office:value="2.24" calcext:value-type="float">
            <text:p>2,24</text:p>
          </table:table-cell>
          <table:table-cell table:formula="of:=[.N29]+0.75" office:value-type="float" office:value="2.99" calcext:value-type="float">
            <text:p>2,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97" calcext:value-type="float">
            <text:p>1,97</text:p>
          </table:table-cell>
          <table:table-cell table:formula="of:=[.B30]+0.75" office:value-type="float" office:value="2.72" calcext:value-type="float">
            <text:p>2,7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78" calcext:value-type="float">
            <text:p>1,78</text:p>
          </table:table-cell>
          <table:table-cell table:formula="of:=[.F30]+0.75" office:value-type="float" office:value="2.53" calcext:value-type="float">
            <text:p>2,5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.95" calcext:value-type="float">
            <text:p>1,95</text:p>
          </table:table-cell>
          <table:table-cell table:formula="of:=[.J30]+0.75" office:value-type="float" office:value="2.7" calcext:value-type="float">
            <text:p>2,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9" calcext:value-type="float">
            <text:p>2,19</text:p>
          </table:table-cell>
          <table:table-cell table:formula="of:=[.N30]+0.75" office:value-type="float" office:value="2.94" calcext:value-type="float">
            <text:p>2,94</text:p>
          </table:table-cell>
        </table:table-row>
        <table:table-row table:style-name="ro1">
          <table:table-cell table:number-columns-repeated="12"/>
          <table:table-cell office:value-type="float" office:value="1100" calcext:value-type="float">
            <text:p>1100</text:p>
          </table:table-cell>
          <table:table-cell office:value-type="float" office:value="2.14" calcext:value-type="float">
            <text:p>2,14</text:p>
          </table:table-cell>
          <table:table-cell table:formula="of:=[.N31]+0.75" office:value-type="float" office:value="2.89" calcext:value-type="float">
            <text:p>2,89</text:p>
          </table:table-cell>
        </table:table-row>
        <table:table-row table:style-name="ro1">
          <table:table-cell table:number-columns-repeated="12"/>
          <table:table-cell office:value-type="float" office:value="1200" calcext:value-type="float">
            <text:p>1200</text:p>
          </table:table-cell>
          <table:table-cell office:value-type="float" office:value="2.1" calcext:value-type="float">
            <text:p>2,1</text:p>
          </table:table-cell>
          <table:table-cell table:formula="of:=[.N32]+0.75" office:value-type="float" office:value="2.85" calcext:value-type="float">
            <text:p>2,85</text:p>
          </table:table-cell>
        </table:table-row>
        <table:table-row table:style-name="ro1">
          <table:table-cell table:number-columns-repeated="12"/>
          <table:table-cell office:value-type="float" office:value="1300" calcext:value-type="float">
            <text:p>1300</text:p>
          </table:table-cell>
          <table:table-cell office:value-type="float" office:value="2.07" calcext:value-type="float">
            <text:p>2,07</text:p>
          </table:table-cell>
          <table:table-cell table:formula="of:=[.N33]+0.75" office:value-type="float" office:value="2.82" calcext:value-type="float">
            <text:p>2,82</text:p>
          </table:table-cell>
        </table:table-row>
        <table:table-row table:style-name="ro1">
          <table:table-cell table:number-columns-repeated="12"/>
          <table:table-cell office:value-type="float" office:value="1400" calcext:value-type="float">
            <text:p>1400</text:p>
          </table:table-cell>
          <table:table-cell office:value-type="float" office:value="2.04" calcext:value-type="float">
            <text:p>2,04</text:p>
          </table:table-cell>
          <table:table-cell table:formula="of:=[.N34]+0.75" office:value-type="float" office:value="2.79" calcext:value-type="float">
            <text:p>2,79</text:p>
          </table:table-cell>
        </table:table-row>
        <table:table-row table:style-name="ro1">
          <table:table-cell table:number-columns-repeated="12"/>
          <table:table-cell office:value-type="float" office:value="1500" calcext:value-type="float">
            <text:p>1500</text:p>
          </table:table-cell>
          <table:table-cell office:value-type="float" office:value="2.01" calcext:value-type="float">
            <text:p>2,01</text:p>
          </table:table-cell>
          <table:table-cell table:formula="of:=[.N35]+0.75" office:value-type="float" office:value="2.76" calcext:value-type="float">
            <text:p>2,7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5:18:51.038377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3:25:58.133292293</meta:creation-date>
    <dc:date>2015-12-10T17:33:25.188155458</dc:date>
    <meta:editing-duration>PT53M20S</meta:editing-duration>
    <meta:editing-cycles>4</meta:editing-cycles>
    <meta:generator>LibreOffice/6.0.7.3$Linux_X86_64 LibreOffice_project/00m0$Build-3</meta:generator>
    <meta:document-statistic meta:table-count="1" meta:cell-count="333" meta:object-count="0"/>
  </office:meta>
</office:document-meta>
</file>